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517cm" draw:marker-start-width="2.475cm" draw:marker-end-width="2.475cm" draw:fill="none" draw:textarea-vertical-align="middle" fo:padding-top="0.883cm" fo:padding-bottom="0.883cm" fo:padding-left="1.008cm" fo:padding-right="1.008cm"/>
    </style:style>
    <style:style style:name="gr2" style:family="graphic" style:parent-style-name="objectwithoutfill">
      <style:graphic-properties svg:stroke-width="1.517cm" draw:marker-start-width="2.462cm" draw:marker-end-width="2.462cm" draw:fill="none" draw:textarea-vertical-align="middle" fo:padding-top="0.87cm" fo:padding-bottom="0.87cm" fo:padding-left="0.995cm" fo:padding-right="0.99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97cm" svg:x2="6.08cm" svg:y2="13.97cm">
          <text:p/>
        </draw:line>
        <draw:line draw:style-name="gr2" draw:text-style-name="P1" draw:layer="layout" svg:x1="8.255cm" svg:y1="13.97cm" svg:x2="13.335cm" svg:y2="13.97cm">
          <text:p/>
        </draw:line>
        <draw:line draw:style-name="gr1" draw:text-style-name="P1" draw:layer="layout" svg:x1="15.51cm" svg:y1="13.97cm" svg:x2="20.59cm" svg:y2="13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8.593cm" fo:margin-bottom="9.182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1:46:05.152643619</meta:creation-date>
    <dc:date>2019-08-26T11:54:12.621235278</dc:date>
    <meta:editing-duration>PT3M16S</meta:editing-duration>
    <meta:editing-cycles>2</meta:editing-cycles>
    <meta:generator>LibreOffice/5.1.6.2$Linux_X86_64 LibreOffice_project/10m0$Build-2</meta:generator>
    <meta:document-statistic meta:object-count="3"/>
  </office:meta>
</office:document-meta>
</file>